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1">
      <style:text-properties fo:font-weight="normal" style:font-weight-asian="normal" style:font-weight-complex="normal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alculate IKV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et</text:p>
          </table:table-cell>
          <table:table-cell table:style-name="ce2"/>
          <table:table-cell table:style-name="ce2" office:value-type="string" calcext:value-type="string">
            <text:p>Get</text:p>
          </table:table-cell>
          <table:table-cell table:style-name="ce2"/>
          <table:table-cell table:style-name="ce2"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Duty cycle</text:p>
          </table:table-cell>
          <table:table-cell table:style-name="ce2" office:value-type="string" calcext:value-type="string">
            <text:p>Motor poles</text:p>
          </table:table-cell>
          <table:table-cell table:style-name="ce3" office:value-type="string" calcext:value-type="string">
            <text:p>Vin</text:p>
          </table:table-cell>
          <table:table-cell table:style-name="ce2" office:value-type="string" calcext:value-type="string">
            <text:p>ERPM</text:p>
          </table:table-cell>
          <table:table-cell table:style-name="ce2" office:value-type="string" calcext:value-type="string">
            <text:p>IKV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6" calcext:value-type="float">
            <text:p>36.0</text:p>
          </table:table-cell>
          <table:table-cell office:value-type="float" office:value="2350" calcext:value-type="float">
            <text:p>2350</text:p>
          </table:table-cell>
          <table:table-cell table:style-name="ce1" table:formula="of:=[.D5]/([.C5]*[.B5]*2*[.A5])" office:value-type="float" office:value="10.8796296296296" calcext:value-type="float">
            <text:p>10.8796296296296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Calculate expected ERPM from duty cyc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Expected ERPM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formula="of:=[.B15]*[.$E$5]*[.$B$5]*2*[.A15]" office:value-type="float" office:value="2480.55555555556" calcext:value-type="float">
            <text:p>2480.5555555555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table:formula="of:=[.B16]*[.$E$5]*[.$B$5]*2*[.A16]" office:value-type="float" office:value="1240.27777777778" calcext:value-type="float">
            <text:p>1240.27777777778</text:p>
          </table:table-cell>
          <table:table-cell table:number-columns-repeated="2"/>
        </table:table-row>
        <table:table-row table:style-name="ro1">
          <table:table-cell office:value-type="float" office:value="-0.0536936344522896" calcext:value-type="float">
            <text:p>-0.05369363445229</text:p>
          </table:table-cell>
          <table:table-cell office:value-type="float" office:value="37.4" calcext:value-type="float">
            <text:p>37.4</text:p>
          </table:table-cell>
          <table:table-cell table:formula="of:=[.B17]*[.$E$5]*[.$B$5]*2*[.A17]" office:value-type="float" office:value="-655.435212779407" calcext:value-type="float">
            <text:p>-655.43521277940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PM</text:p>
          </table:table-cell>
          <table:table-cell office:value-type="string" calcext:value-type="string">
            <text:p>Motor poles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A24]/([.B24]*2)" office:value-type="float" office:value="16.6666666666667" calcext:value-type="float">
            <text:p>16.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3:36:49.133473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ald Lemmens</meta:initial-creator>
    <meta:creation-date>2019-05-03T10:17:52.017460351</meta:creation-date>
    <dc:date>2019-07-29T14:16:26.677882928</dc:date>
    <dc:creator>Roald Lemmens</dc:creator>
    <meta:editing-duration>PT15H54M53S</meta:editing-duration>
    <meta:editing-cycles>4</meta:editing-cycles>
    <meta:generator>LibreOffice/6.0.7.3$Linux_X86_64 LibreOffice_project/00m0$Build-3</meta:generator>
    <meta:document-statistic meta:table-count="1" meta:cell-count="34" meta:object-count="0"/>
  </office:meta>
</office:document-meta>
</file>